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MTI10" svg:font-family="CMTI10" style:font-family-generic="system"/>
    <style:font-face style:name="CMR10" svg:font-family="CMR10" style:font-family-generic="system"/>
    <style:font-face style:name="CMMI10" svg:font-family="CMMI10" style:font-family-generic="system"/>
    <style:font-face style:name="CMR8" svg:font-family="CMR8" style:font-family-generic="system"/>
    <style:font-face style:name="CMSY10" svg:font-family="CMSY10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CMTI10" style:font-name-complex="CMTI10" style:letter-kerning="false"/>
    </style:style>
    <style:style style:name="T3" style:parent-style-name="Absatz-Standardschriftart" style:family="text">
      <style:text-properties style:font-name="CMR10" style:font-name-complex="CMR10" style:letter-kerning="false"/>
    </style:style>
    <style:style style:name="T4" style:parent-style-name="Absatz-Standardschriftart" style:family="text">
      <style:text-properties style:font-name="CMMI10" style:font-name-complex="CMMI10" style:letter-kerning="false"/>
    </style:style>
    <style:style style:name="T5" style:parent-style-name="Absatz-Standardschriftart" style:family="text">
      <style:text-properties style:font-name="CMR10" style:font-name-complex="CMR10" style:letter-kerning="false"/>
    </style:style>
    <style:style style:name="T6" style:parent-style-name="Absatz-Standardschriftart" style:family="text">
      <style:text-properties style:font-name="CMR8" style:font-name-complex="CMR8" style:letter-kerning="false" fo:font-size="8pt" style:font-size-asian="8pt" style:font-size-complex="8pt"/>
    </style:style>
    <style:style style:name="T7" style:parent-style-name="Absatz-Standardschriftart" style:family="text">
      <style:text-properties style:font-name="CMSY10" style:font-name-complex="CMSY10" style:letter-kerning="false"/>
    </style:style>
    <style:style style:name="T8" style:parent-style-name="Absatz-Standardschriftart" style:family="text">
      <style:text-properties style:font-name="CMSY10" style:font-name-complex="CMSY10" style:letter-kerning="false"/>
    </style:style>
    <style:style style:name="T9" style:parent-style-name="Absatz-Standardschriftart" style:family="text">
      <style:text-properties style:font-name="CMR10" style:font-name-complex="CMR10" style:letter-kerning="false"/>
    </style:style>
    <style:style style:name="T10" style:parent-style-name="Absatz-Standardschriftart" style:family="text">
      <style:text-properties style:font-name="CMMI10" style:font-name-complex="CMMI10" style:letter-kerning="false"/>
    </style:style>
    <style:style style:name="T11" style:parent-style-name="Absatz-Standardschriftart" style:family="text">
      <style:text-properties style:font-name="CMMI10" style:font-name-complex="CMMI10" style:letter-kerning="false"/>
    </style:style>
    <style:style style:name="T12" style:parent-style-name="Absatz-Standardschriftart" style:family="text">
      <style:text-properties style:font-name="CMMI10" style:font-name-complex="CMMI10" fo:color="#FF0000" style:letter-kerning="false"/>
    </style:style>
    <style:style style:name="T13" style:parent-style-name="Absatz-Standardschriftart" style:family="text">
      <style:text-properties style:font-name="CMMI10" style:font-name-complex="CMMI10" fo:color="#FF0000" style:letter-kerning="false"/>
    </style:style>
    <style:style style:name="T14" style:parent-style-name="Absatz-Standardschriftart" style:family="text">
      <style:text-properties style:font-name="CMMI10" style:font-name-complex="CMMI10" fo:color="#FF0000" style:letter-kerning="false"/>
    </style:style>
    <style:style style:name="T15" style:parent-style-name="Absatz-Standardschriftart" style:family="text">
      <style:text-properties style:font-name="CMMI10" style:font-name-complex="CMMI10" fo:color="#FF0000" style:letter-kerning="false"/>
    </style:style>
    <style:style style:name="T16" style:parent-style-name="Absatz-Standardschriftart" style:family="text">
      <style:text-properties style:font-name="CMMI10" style:font-name-complex="CMMI10" fo:color="#FF0000" style:letter-kerning="false"/>
    </style:style>
    <style:style style:name="T17" style:parent-style-name="Absatz-Standardschriftart" style:family="text">
      <style:text-properties style:font-name="CMMI10" style:font-name-complex="CMMI10" fo:color="#FF0000" style:letter-kerning="false"/>
    </style:style>
    <style:style style:name="T18" style:parent-style-name="Absatz-Standardschriftart" style:family="text">
      <style:text-properties style:font-name="CMMI10" style:font-name-complex="CMMI10" fo:color="#FF0000" style:letter-kerning="false"/>
    </style:style>
    <style:style style:name="T19" style:parent-style-name="Absatz-Standardschriftart" style:family="text">
      <style:text-properties style:font-name="Helvetica" fo:color="#2B2B2B" fo:background-color="#FFFFFF"/>
    </style:style>
    <style:style style:name="T20" style:parent-style-name="Absatz-Standardschriftart" style:family="text">
      <style:text-properties style:font-name="CMMI10" style:font-name-complex="CMMI10" fo:color="#FF0000" style:letter-kerning="false"/>
    </style:style>
    <style:style style:name="P21" style:parent-style-name="Standard" style:family="paragraph">
      <style:text-properties style:font-name="CMTI10" style:font-name-complex="CMTI10" style:letter-kerning="false"/>
    </style:style>
    <style:style style:name="P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24" style:family="table-column">
      <style:table-column-properties style:column-width="2.0972in"/>
    </style:style>
    <style:style style:name="TableColumn25" style:family="table-column">
      <style:table-column-properties style:column-width="2.0979in"/>
    </style:style>
    <style:style style:name="TableColumn26" style:family="table-column">
      <style:table-column-properties style:column-width="2.0979in"/>
    </style:style>
    <style:style style:name="Table23" style:family="table">
      <style:table-properties style:width="6.293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1" style:family="table-row">
      <style:table-row-properties style:min-row-height="0.07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text-autospace="none" fo:margin-bottom="0in" fo:line-height="100%"/>
    </style:style>
    <style:style style:name="T46" style:parent-style-name="Absatz-Standardschriftart" style:family="text">
      <style:text-properties style:font-name="CMTI10" style:font-name-complex="CMTI10" style:letter-kerning="false"/>
    </style:style>
    <style:style style:name="P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50" style:family="table-column">
      <style:table-column-properties style:column-width="2.0972in"/>
    </style:style>
    <style:style style:name="TableColumn51" style:family="table-column">
      <style:table-column-properties style:column-width="2.0979in"/>
    </style:style>
    <style:style style:name="TableColumn52" style:family="table-column">
      <style:table-column-properties style:column-width="2.0979in"/>
    </style:style>
    <style:style style:name="Table49" style:family="table">
      <style:table-properties style:width="6.293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67" style:family="table-row">
      <style:table-row-properties style:min-row-he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text-autospace="none" fo:margin-bottom="0in" fo:line-height="100%"/>
    </style:style>
    <style:style style:name="T70" style:parent-style-name="Absatz-Standardschriftart" style:family="text">
      <style:text-properties style:font-name="CMTI10" style:font-name-complex="CMTI10" style:letter-kerning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7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7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77" style:family="table-column">
      <style:table-column-properties style:column-width="2.0972in"/>
    </style:style>
    <style:style style:name="TableColumn78" style:family="table-column">
      <style:table-column-properties style:column-width="2.0979in"/>
    </style:style>
    <style:style style:name="TableColumn79" style:family="table-column">
      <style:table-column-properties style:column-width="2.0979in"/>
    </style:style>
    <style:style style:name="Table76" style:family="table">
      <style:table-properties style:width="6.293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4" style:family="table-row">
      <style:table-row-properties style:min-row-he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style:text-autospace="none" fo:margin-bottom="0in" fo:line-height="100%"/>
    </style:style>
    <style:style style:name="T97" style:parent-style-name="Absatz-Standardschriftart" style:family="text">
      <style:text-properties style:font-name="CMTI10" style:font-name-complex="CMTI10" style:letter-kerning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104" style:family="table-column">
      <style:table-column-properties style:column-width="2.0972in"/>
    </style:style>
    <style:style style:name="TableColumn105" style:family="table-column">
      <style:table-column-properties style:column-width="2.0979in"/>
    </style:style>
    <style:style style:name="TableColumn106" style:family="table-column">
      <style:table-column-properties style:column-width="2.0979in"/>
    </style:style>
    <style:style style:name="Table103" style:family="table">
      <style:table-properties style:width="6.293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21" style:family="table-row">
      <style:table-row-properties style:min-row-height="0.075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style:text-autospace="none" fo:margin-bottom="0in" fo:line-height="100%">
        <style:tab-stops>
          <style:tab-stop style:type="right" style:position="1.9472in"/>
        </style:tab-stops>
      </style:paragraph-properties>
    </style:style>
    <style:style style:name="T124" style:parent-style-name="Absatz-Standardschriftart" style:family="text">
      <style:text-properties style:font-name="CMTI10" style:font-name-complex="CMTI10" style:letter-kerning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130" style:family="table-column">
      <style:table-column-properties style:column-width="2.0972in"/>
    </style:style>
    <style:style style:name="TableColumn131" style:family="table-column">
      <style:table-column-properties style:column-width="2.0979in"/>
    </style:style>
    <style:style style:name="TableColumn132" style:family="table-column">
      <style:table-column-properties style:column-width="2.0979in"/>
    </style:style>
    <style:style style:name="Table129" style:family="table">
      <style:table-properties style:width="6.293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47" style:family="table-row">
      <style:table-row-properties style:min-row-height="0.075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style:text-autospace="none" fo:margin-bottom="0in" fo:line-height="100%">
        <style:tab-stops>
          <style:tab-stop style:type="right" style:position="1.9472in"/>
        </style:tab-stops>
      </style:paragraph-properties>
    </style:style>
    <style:style style:name="T150" style:parent-style-name="Absatz-Standardschriftart" style:family="text">
      <style:text-properties style:font-name="CMTI10" style:font-name-complex="CMTI10" style:letter-kerning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53" style:family="table-row">
      <style:table-row-properties style:min-row-height="0.075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style:text-autospace="none" fo:margin-bottom="0in" fo:line-height="100%">
        <style:tab-stops>
          <style:tab-stop style:type="right" style:position="1.9472in"/>
        </style:tab-stops>
      </style:paragraph-properties>
      <style:text-properties style:font-name="CMTI10" style:font-name-complex="CMTI10" style:letter-kerning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60" style:parent-style-name="Standard" style:family="paragraph">
      <style:paragraph-properties fo:break-before="page"/>
      <style:text-properties fo:hyphenate="true"/>
    </style:style>
    <style:style style:name="P161" style:parent-style-name="Standard" style:family="paragraph">
      <style:paragraph-properties fo:line-height="105%"/>
    </style:style>
    <style:style style:name="P162" style:parent-style-name="Standard" style:list-style-name="LFO1" style:family="paragraph">
      <style:paragraph-properties fo:line-height="105%"/>
    </style:style>
    <style:style style:name="T163" style:parent-style-name="Absatz-Standardschriftart" style:family="text">
      <style:text-properties fo:font-weight="bold" style:font-weight-asian="bold" style:font-weight-complex="bold"/>
    </style:style>
    <style:style style:name="P164" style:parent-style-name="Standard" style:list-style-name="LFO1" style:family="paragraph">
      <style:paragraph-properties fo:line-height="105%"/>
    </style:style>
    <style:style style:name="T165" style:parent-style-name="Absatz-Standardschriftart" style:family="text">
      <style:text-properties fo:font-weight="bold" style:font-weight-asian="bold" style:font-weight-complex="bold"/>
    </style:style>
    <style:style style:name="P166" style:parent-style-name="Standard" style:list-style-name="LFO1" style:family="paragraph">
      <style:paragraph-properties fo:line-height="105%"/>
    </style:style>
    <style:style style:name="T167" style:parent-style-name="Absatz-Standardschriftart" style:family="text">
      <style:text-properties fo:font-weight="bold" style:font-weight-asian="bold" style:font-weight-complex="bold"/>
    </style:style>
    <style:style style:name="P168" style:parent-style-name="Standard" style:list-style-name="LFO1" style:family="paragraph">
      <style:paragraph-properties fo:line-height="105%"/>
    </style:style>
    <style:style style:name="T169" style:parent-style-name="Absatz-Standardschriftart" style:family="text">
      <style:text-properties fo:font-weight="bold" style:font-weight-asian="bold" style:font-weight-complex="bold"/>
    </style:style>
    <style:style style:name="P170" style:parent-style-name="Standard" style:list-style-name="LFO1" style:family="paragraph">
      <style:paragraph-properties fo:line-height="105%"/>
    </style:style>
    <style:style style:name="T171" style:parent-style-name="Absatz-Standardschriftart" style:family="text">
      <style:text-properties fo:font-weight="bold" style:font-weight-asian="bold" style:font-weight-complex="bold"/>
    </style:style>
    <style:style style:name="P172" style:parent-style-name="Standard" style:list-style-name="LFO1" style:family="paragraph">
      <style:paragraph-properties fo:line-height="105%"/>
    </style:style>
    <style:style style:name="T173" style:parent-style-name="Absatz-Standardschriftart" style:family="text">
      <style:text-properties fo:font-weight="bold" style:font-weight-asian="bold" style:font-weight-complex="bold"/>
    </style:style>
    <style:style style:name="P174" style:parent-style-name="Standard" style:family="paragraph">
      <style:paragraph-properties fo:line-height="105%"/>
    </style:style>
    <style:style style:name="P175" style:parent-style-name="Standard" style:family="paragraph">
      <style:paragraph-properties fo:line-height="105%"/>
    </style:style>
    <style:style style:name="P176" style:parent-style-name="Standard" style:family="paragraph">
      <style:paragraph-properties fo:line-height="105%"/>
    </style:style>
    <style:style style:name="P177" style:parent-style-name="Standard" style:family="paragraph">
      <style:paragraph-properties fo:line-height="105%"/>
    </style:style>
    <style:style style:name="P178" style:parent-style-name="Standard" style:family="paragraph">
      <style:paragraph-properties fo:line-height="105%"/>
    </style:style>
    <style:style style:name="P179" style:parent-style-name="Standard" style:family="paragraph">
      <style:paragraph-properties fo:break-before="page"/>
      <style:text-properties style:font-name="CMR10" style:font-name-complex="CMR10" style:letter-kerning="false"/>
    </style:style>
    <style:style style:name="P180" style:parent-style-name="Standard" style:family="paragraph">
      <style:paragraph-properties style:text-autospace="none" fo:margin-bottom="0in" fo:line-height="100%"/>
      <style:text-properties style:font-name="CMR10" style:font-name-complex="CMR10" fo:font-weight="bold" style:font-weight-asian="bold" style:font-weight-complex="bold" style:letter-kerning="false" style:text-underline-type="single" style:text-underline-style="solid" style:text-underline-width="auto" style:text-underline-mode="continuous" fo:language="en" fo:country="US"/>
    </style:style>
    <style:style style:name="P18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1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194" style:family="table-column">
      <style:table-column-properties style:column-width="1.2583in"/>
    </style:style>
    <style:style style:name="TableColumn195" style:family="table-column">
      <style:table-column-properties style:column-width="1.2583in"/>
    </style:style>
    <style:style style:name="TableColumn196" style:family="table-column">
      <style:table-column-properties style:column-width="1.2583in"/>
    </style:style>
    <style:style style:name="TableColumn197" style:family="table-column">
      <style:table-column-properties style:column-width="1.259in"/>
    </style:style>
    <style:style style:name="TableColumn198" style:family="table-column">
      <style:table-column-properties style:column-width="1.259in"/>
    </style:style>
    <style:style style:name="Table193" style:family="table">
      <style:table-properties style:width="6.293in" fo:margin-left="0in" table:align="lef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25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256" style:family="table-column">
      <style:table-column-properties style:column-width="1.2583in"/>
    </style:style>
    <style:style style:name="TableColumn257" style:family="table-column">
      <style:table-column-properties style:column-width="1.2583in"/>
    </style:style>
    <style:style style:name="TableColumn258" style:family="table-column">
      <style:table-column-properties style:column-width="1.2583in"/>
    </style:style>
    <style:style style:name="TableColumn259" style:family="table-column">
      <style:table-column-properties style:column-width="1.259in"/>
    </style:style>
    <style:style style:name="TableColumn260" style:family="table-column">
      <style:table-column-properties style:column-width="1.259in"/>
    </style:style>
    <style:style style:name="Table255" style:family="table">
      <style:table-properties style:width="6.293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3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318" style:family="table-column">
      <style:table-column-properties style:column-width="1.2583in"/>
    </style:style>
    <style:style style:name="TableColumn319" style:family="table-column">
      <style:table-column-properties style:column-width="1.2583in"/>
    </style:style>
    <style:style style:name="TableColumn320" style:family="table-column">
      <style:table-column-properties style:column-width="1.2583in"/>
    </style:style>
    <style:style style:name="TableColumn321" style:family="table-column">
      <style:table-column-properties style:column-width="1.259in"/>
    </style:style>
    <style:style style:name="TableColumn322" style:family="table-column">
      <style:table-column-properties style:column-width="1.259in"/>
    </style:style>
    <style:style style:name="Table317" style:family="table">
      <style:table-properties style:width="6.293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45" style:family="table-row">
      <style:table-row-properties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3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380" style:family="table-column">
      <style:table-column-properties style:column-width="1.2583in"/>
    </style:style>
    <style:style style:name="TableColumn381" style:family="table-column">
      <style:table-column-properties style:column-width="1.2583in"/>
    </style:style>
    <style:style style:name="TableColumn382" style:family="table-column">
      <style:table-column-properties style:column-width="1.2583in"/>
    </style:style>
    <style:style style:name="TableColumn383" style:family="table-column">
      <style:table-column-properties style:column-width="1.259in"/>
    </style:style>
    <style:style style:name="TableColumn384" style:family="table-column">
      <style:table-column-properties style:column-width="1.259in"/>
    </style:style>
    <style:style style:name="Table379" style:family="table">
      <style:table-properties style:width="6.293in" fo:margin-left="0in" table:align="lef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4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442" style:family="table-column">
      <style:table-column-properties style:column-width="1.2583in"/>
    </style:style>
    <style:style style:name="TableColumn443" style:family="table-column">
      <style:table-column-properties style:column-width="1.2583in"/>
    </style:style>
    <style:style style:name="TableColumn444" style:family="table-column">
      <style:table-column-properties style:column-width="1.2583in"/>
    </style:style>
    <style:style style:name="TableColumn445" style:family="table-column">
      <style:table-column-properties style:column-width="1.259in"/>
    </style:style>
    <style:style style:name="TableColumn446" style:family="table-column">
      <style:table-column-properties style:column-width="1.259in"/>
    </style:style>
    <style:style style:name="Table441" style:family="table">
      <style:table-properties style:width="6.293in" fo:margin-left="0in" table:align="left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02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503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504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505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506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507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5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09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51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5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5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52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2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2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528" style:family="table-column">
      <style:table-column-properties style:column-width="1.2583in"/>
    </style:style>
    <style:style style:name="TableColumn529" style:family="table-column">
      <style:table-column-properties style:column-width="1.2583in"/>
    </style:style>
    <style:style style:name="TableColumn530" style:family="table-column">
      <style:table-column-properties style:column-width="1.2583in"/>
    </style:style>
    <style:style style:name="TableColumn531" style:family="table-column">
      <style:table-column-properties style:column-width="1.259in"/>
    </style:style>
    <style:style style:name="TableColumn532" style:family="table-column">
      <style:table-column-properties style:column-width="1.259in"/>
    </style:style>
    <style:style style:name="Table527" style:family="table">
      <style:table-properties style:width="6.293in" fo:margin-left="0in" table:align="left"/>
    </style:style>
    <style:style style:name="TableRow533" style:family="table-row">
      <style:table-row-properties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8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589" style:parent-style-name="Standard" style:family="paragraph">
      <style:paragraph-properties fo:break-before="page"/>
    </style:style>
    <style:style style:name="T590" style:parent-style-name="Absatz-Standardschriftart" style:family="text">
      <style:text-properties style:font-name="CMR10" style:font-name-complex="CMR10" fo:font-weight="bold" style:font-weight-asian="bold" style:font-weight-complex="bold" style:letter-kerning="false" style:text-underline-type="single" style:text-underline-style="solid" style:text-underline-width="auto" style:text-underline-mode="continuous"/>
    </style:style>
    <style:style style:name="P591" style:parent-style-name="Standard" style:family="paragraph">
      <style:paragraph-properties style:text-autospace="none" fo:margin-bottom="0in"/>
      <style:text-properties style:font-name="CMR10" style:font-name-complex="CMR10" style:letter-kerning="false" fo:language="en" fo:country="US"/>
    </style:style>
    <style:style style:name="P592" style:parent-style-name="Standard" style:family="paragraph">
      <style:paragraph-properties style:text-autospace="none" fo:margin-bottom="0in"/>
      <style:text-properties style:font-name="CMR10" style:font-name-complex="CMR10" style:letter-kerning="false"/>
    </style:style>
    <style:style style:name="P593" style:parent-style-name="Standard" style:family="paragraph">
      <style:paragraph-properties style:text-autospace="none" fo:margin-bottom="0in"/>
      <style:text-properties style:font-name="CMR10" style:font-name-complex="CMR10" style:letter-kerning="false"/>
    </style:style>
    <style:style style:name="P594" style:parent-style-name="Standard" style:family="paragraph">
      <style:paragraph-properties style:text-autospace="none" fo:margin-bottom="0in"/>
    </style:style>
    <style:style style:name="T595" style:parent-style-name="DefaultParagraphFont" style:family="text">
      <style:text-properties style:font-name="CMR10" style:font-name-complex="CMR10" style:letter-kerning="false" fo:language="en" fo:country="US"/>
    </style:style>
    <style:style style:name="T596" style:parent-style-name="DefaultParagraphFont" style:family="text">
      <style:text-properties style:font-name="CMR10" style:font-name-complex="CMR10" fo:font-weight="bold" style:font-weight-asian="bold" style:font-weight-complex="bold" style:letter-kerning="false" fo:language="en" fo:country="US"/>
    </style:style>
    <style:style style:name="T597" style:parent-style-name="DefaultParagraphFont" style:family="text">
      <style:text-properties style:font-name="CMR10" style:font-name-complex="CMR10" style:letter-kerning="false" fo:language="en" fo:country="US"/>
    </style:style>
    <style:style style:name="P598" style:parent-style-name="Standard" style:family="paragraph">
      <style:paragraph-properties style:text-autospace="none" fo:margin-bottom="0in"/>
      <style:text-properties style:font-name="CMR10" style:font-name-complex="CMR10" style:letter-kerning="false" fo:language="en" fo:country="US"/>
    </style:style>
    <style:style style:name="P599" style:parent-style-name="Standard" style:family="paragraph">
      <style:paragraph-properties style:text-autospace="none" fo:margin-bottom="0in"/>
    </style:style>
    <style:style style:name="T600" style:parent-style-name="DefaultParagraphFont" style:family="text">
      <style:text-properties style:font-name="CMR10" style:font-name-complex="CMR10" style:letter-kerning="false" fo:language="en" fo:country="US"/>
    </style:style>
    <style:style style:name="T601" style:parent-style-name="DefaultParagraphFont" style:family="text">
      <style:text-properties style:font-name="CMR10" style:font-name-complex="CMR10" fo:font-weight="bold" style:font-weight-asian="bold" style:font-weight-complex="bold" style:letter-kerning="false" fo:language="en" fo:country="US"/>
    </style:style>
    <style:style style:name="T602" style:parent-style-name="DefaultParagraphFont" style:family="text">
      <style:text-properties style:font-name="CMR10" style:font-name-complex="CMR10" style:letter-kerning="false" fo:language="en" fo:country="US"/>
    </style:style>
    <style:style style:name="P6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6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6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 fo:language="en" fo:country="US"/>
    </style:style>
    <style:style style:name="P6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607" style:parent-style-name="Standard" style:family="paragraph">
      <style:text-properties style:font-name="CMR10" style:font-name-complex="CMR10" style:letter-kerning="false"/>
    </style:style>
    <style:style style:name="TableColumn609" style:family="table-column">
      <style:table-column-properties style:column-width="1.0486in"/>
    </style:style>
    <style:style style:name="TableColumn610" style:family="table-column">
      <style:table-column-properties style:column-width="1.0486in"/>
    </style:style>
    <style:style style:name="TableColumn611" style:family="table-column">
      <style:table-column-properties style:column-width="1.0486in"/>
    </style:style>
    <style:style style:name="TableColumn612" style:family="table-column">
      <style:table-column-properties style:column-width="1.0486in"/>
    </style:style>
    <style:style style:name="TableColumn613" style:family="table-column">
      <style:table-column-properties style:column-width="1.0493in"/>
    </style:style>
    <style:style style:name="TableColumn614" style:family="table-column">
      <style:table-column-properties style:column-width="1.0493in"/>
    </style:style>
    <style:style style:name="Table608" style:family="table">
      <style:table-properties style:width="6.293in" fo:margin-left="0in" table:align="left"/>
    </style:style>
    <style:style style:name="TableRow615" style:family="table-row">
      <style:table-row-properties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62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34" style:family="table-row">
      <style:table-row-properties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60" style:family="table-row">
      <style:table-row-properties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686" style:parent-style-name="Standard" style:family="paragraph">
      <style:text-properties style:font-name="CMR10" style:font-name-complex="CMR10" style:letter-kerning="false"/>
    </style:style>
    <style:style style:name="P687" style:parent-style-name="Standard" style:family="paragraph">
      <style:text-properties style:font-name="CMR10" style:font-name-complex="CMR10" style:letter-kerning="false"/>
    </style:style>
    <style:style style:name="TableColumn689" style:family="table-column">
      <style:table-column-properties style:column-width="1.0486in"/>
    </style:style>
    <style:style style:name="TableColumn690" style:family="table-column">
      <style:table-column-properties style:column-width="1.0486in"/>
    </style:style>
    <style:style style:name="TableColumn691" style:family="table-column">
      <style:table-column-properties style:column-width="1.0486in"/>
    </style:style>
    <style:style style:name="TableColumn692" style:family="table-column">
      <style:table-column-properties style:column-width="1.0486in"/>
    </style:style>
    <style:style style:name="TableColumn693" style:family="table-column">
      <style:table-column-properties style:column-width="1.0493in"/>
    </style:style>
    <style:style style:name="TableColumn694" style:family="table-column">
      <style:table-column-properties style:column-width="1.0493in"/>
    </style:style>
    <style:style style:name="Table688" style:family="table">
      <style:table-properties style:width="6.293in" fo:margin-left="0in" table:align="left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02" style:family="table-row">
      <style:table-row-properties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70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14" style:family="table-row">
      <style:table-row-properties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27" style:family="table-row">
      <style:table-row-properties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40" style:family="table-row">
      <style:table-row-properties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53" style:family="table-row">
      <style:table-row-properties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766" style:parent-style-name="Standard" style:family="paragraph">
      <style:text-properties style:font-name="CMR10" style:font-name-complex="CMR10" style:letter-kerning="false"/>
    </style:style>
    <style:style style:name="TableColumn768" style:family="table-column">
      <style:table-column-properties style:column-width="1.0486in"/>
    </style:style>
    <style:style style:name="TableColumn769" style:family="table-column">
      <style:table-column-properties style:column-width="1.0486in"/>
    </style:style>
    <style:style style:name="TableColumn770" style:family="table-column">
      <style:table-column-properties style:column-width="1.0486in"/>
    </style:style>
    <style:style style:name="TableColumn771" style:family="table-column">
      <style:table-column-properties style:column-width="1.0486in"/>
    </style:style>
    <style:style style:name="TableColumn772" style:family="table-column">
      <style:table-column-properties style:column-width="1.0493in"/>
    </style:style>
    <style:style style:name="TableColumn773" style:family="table-column">
      <style:table-column-properties style:column-width="1.0493in"/>
    </style:style>
    <style:style style:name="Table767" style:family="table">
      <style:table-properties style:width="6.293in" fo:margin-left="0in" table:align="left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81" style:family="table-row">
      <style:table-row-properties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78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819" style:family="table-row">
      <style:table-row-properties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Row832" style:family="table-row">
      <style:table-row-properties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margin-bottom="0in" fo:line-height="100%"/>
      <style:text-properties style:font-name="CMR10" style:font-name-complex="CMR10" style:letter-kerning="false"/>
    </style:style>
    <style:style style:name="P845" style:parent-style-name="Standard" style:family="paragraph">
      <style:text-properties style:font-name="CMR10" style:font-name-complex="CMR10" style:letter-kerning="false"/>
    </style:style>
    <style:style style:name="P846" style:parent-style-name="Standard" style:family="paragraph">
      <style:paragraph-properties fo:break-before="page"/>
      <style:text-properties style:font-name="CMR10" style:font-name-complex="CMR10" style:letter-kerning="false"/>
    </style:style>
    <style:style style:name="P8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49" style:parent-style-name="Standard" style:family="paragraph">
      <style:paragraph-properties style:text-autospace="none" fo:margin-bottom="0in"/>
      <style:text-properties style:font-name="CMR10" style:font-name-complex="CMR10" style:letter-kerning="false" fo:language="en" fo:country="US"/>
    </style:style>
    <style:style style:name="P850" style:parent-style-name="Standard" style:family="paragraph">
      <style:paragraph-properties style:text-autospace="none" fo:margin-bottom="0in"/>
      <style:text-properties style:font-name="CMR10" style:font-name-complex="CMR10" style:letter-kerning="false"/>
    </style:style>
    <style:style style:name="P851" style:parent-style-name="Standard" style:family="paragraph">
      <style:paragraph-properties style:text-autospace="none" fo:margin-bottom="0in"/>
      <style:text-properties style:font-name="CMR10" style:font-name-complex="CMR10" style:letter-kerning="false"/>
    </style:style>
    <style:style style:name="P852" style:parent-style-name="Standard" style:family="paragraph">
      <style:paragraph-properties style:text-autospace="none" fo:margin-bottom="0in"/>
    </style:style>
    <style:style style:name="T853" style:parent-style-name="DefaultParagraphFont" style:family="text">
      <style:text-properties style:font-name="CMR10" style:font-name-complex="CMR10" style:letter-kerning="false" fo:language="en" fo:country="US"/>
    </style:style>
    <style:style style:name="T854" style:parent-style-name="DefaultParagraphFont" style:family="text">
      <style:text-properties style:font-name="CMR10" style:font-name-complex="CMR10" fo:font-weight="bold" style:font-weight-asian="bold" style:font-weight-complex="bold" style:letter-kerning="false" fo:language="en" fo:country="US"/>
    </style:style>
    <style:style style:name="T855" style:parent-style-name="DefaultParagraphFont" style:family="text">
      <style:text-properties style:font-name="CMR10" style:font-name-complex="CMR10" style:letter-kerning="false" fo:language="en" fo:country="US"/>
    </style:style>
    <style:style style:name="T856" style:parent-style-name="DefaultParagraphFont" style:family="text">
      <style:text-properties style:font-name="CMR10" style:font-name-complex="CMR10" style:letter-kerning="false" fo:language="en" fo:country="US"/>
    </style:style>
    <style:style style:name="P857" style:parent-style-name="Standard" style:family="paragraph">
      <style:paragraph-properties style:text-autospace="none" fo:margin-bottom="0in"/>
      <style:text-properties style:font-name="CMR10" style:font-name-complex="CMR10" style:letter-kerning="false" fo:language="en" fo:country="US"/>
    </style:style>
    <style:style style:name="P858" style:parent-style-name="Standard" style:family="paragraph">
      <style:paragraph-properties style:text-autospace="none" fo:margin-bottom="0in"/>
      <style:text-properties style:font-name="CMR10" style:font-name-complex="CMR10" style:letter-kerning="false"/>
    </style:style>
    <style:style style:name="P859" style:parent-style-name="Standard" style:family="paragraph">
      <style:paragraph-properties style:text-autospace="none" fo:margin-bottom="0in"/>
    </style:style>
    <style:style style:name="T860" style:parent-style-name="DefaultParagraphFont" style:family="text">
      <style:text-properties style:font-name="CMR10" style:font-name-complex="CMR10" style:letter-kerning="false"/>
    </style:style>
    <style:style style:name="T861" style:parent-style-name="DefaultParagraphFont" style:family="text">
      <style:text-properties style:font-name="CMR10" style:font-name-complex="CMR10" fo:font-weight="bold" style:font-weight-asian="bold" style:font-weight-complex="bold" style:letter-kerning="false"/>
    </style:style>
    <style:style style:name="T862" style:parent-style-name="DefaultParagraphFont" style:family="text">
      <style:text-properties style:font-name="CMR10" style:font-name-complex="CMR10" style:letter-kerning="false"/>
    </style:style>
    <style:style style:name="P8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6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6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6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870" style:family="table-column">
      <style:table-column-properties style:column-width="1.0479in"/>
    </style:style>
    <style:style style:name="TableColumn871" style:family="table-column">
      <style:table-column-properties style:column-width="1.0486in"/>
    </style:style>
    <style:style style:name="TableColumn872" style:family="table-column">
      <style:table-column-properties style:column-width="1.0486in"/>
    </style:style>
    <style:style style:name="TableColumn873" style:family="table-column">
      <style:table-column-properties style:column-width="1.0493in"/>
    </style:style>
    <style:style style:name="TableColumn874" style:family="table-column">
      <style:table-column-properties style:column-width="1.0493in"/>
    </style:style>
    <style:style style:name="TableColumn875" style:family="table-column">
      <style:table-column-properties style:column-width="1.0493in"/>
    </style:style>
    <style:style style:name="Table869" style:family="table">
      <style:table-properties style:width="6.293in" fo:margin-left="0in" table:align="left"/>
    </style:style>
    <style:style style:name="TableRow876" style:family="table-row">
      <style:table-row-properties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83" style:family="table-row">
      <style:table-row-properties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8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895" style:family="table-row">
      <style:table-row-properties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08" style:family="table-row">
      <style:table-row-properties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33" style:family="table-row">
      <style:table-row-properties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45" style:family="table-row">
      <style:table-row-properties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6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983" style:family="table-row">
      <style:table-row-properties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9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9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olumn998" style:family="table-column">
      <style:table-column-properties style:column-width="1.0479in"/>
    </style:style>
    <style:style style:name="TableColumn999" style:family="table-column">
      <style:table-column-properties style:column-width="1.0486in"/>
    </style:style>
    <style:style style:name="TableColumn1000" style:family="table-column">
      <style:table-column-properties style:column-width="1.0486in"/>
    </style:style>
    <style:style style:name="TableColumn1001" style:family="table-column">
      <style:table-column-properties style:column-width="1.0493in"/>
    </style:style>
    <style:style style:name="TableColumn1002" style:family="table-column">
      <style:table-column-properties style:column-width="1.0493in"/>
    </style:style>
    <style:style style:name="TableColumn1003" style:family="table-column">
      <style:table-column-properties style:column-width="1.0493in"/>
    </style:style>
    <style:style style:name="Table997" style:family="table">
      <style:table-properties style:width="6.293in" fo:margin-left="0in" table:align="left"/>
    </style:style>
    <style:style style:name="TableRow1004" style:family="table-row">
      <style:table-row-properties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11" style:family="table-row">
      <style:table-row-properties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23" style:family="table-row">
      <style:table-row-properties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48" style:family="table-row">
      <style:table-row-properties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60" style:family="table-row">
      <style:table-row-properties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72" style:family="table-row">
      <style:table-row-properties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85" style:family="table-row">
      <style:table-row-properties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08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09" style:family="table-row">
      <style:table-row-properties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21" style:family="table-row">
      <style:table-row-properties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34" style:family="table-row">
      <style:table-row-properties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3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46" style:family="table-row">
      <style:table-row-properties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4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58" style:family="table-row">
      <style:table-row-properties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61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70" style:family="table-row">
      <style:table-row-properties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83" style:family="table-row">
      <style:table-row-properties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8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19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Row1207" style:family="table-row">
      <style:table-row-properties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10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19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20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1221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1222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1223" style:parent-style-name="Standard" style:family="paragraph">
      <style:paragraph-properties style:text-autospace="none" fo:margin-bottom="0in" fo:line-height="100%" fo:margin-left="0.4916in">
        <style:tab-stops/>
      </style:paragraph-properties>
      <style:text-properties style:font-name="CMR10" style:font-name-complex="CMR10" style:letter-kerning="false"/>
    </style:style>
    <style:style style:name="P1224" style:parent-style-name="Standard" style:family="paragraph">
      <style:paragraph-properties style:text-autospace="none" fo:margin-bottom="0in" fo:line-height="100%"/>
      <style:text-properties style:font-name="CMR10" style:font-name-complex="CMR10" fo:color="#FF0000" style:letter-kerning="false"/>
    </style:style>
    <style:style style:name="P1225" style:parent-style-name="Standard" style:family="paragraph">
      <style:paragraph-properties fo:break-before="page" style:text-autospace="none" fo:margin-bottom="0in" fo:line-height="100%"/>
      <style:text-properties style:font-name="CMR10" style:font-name-complex="CMR10" fo:color="#FF0000" style:letter-kerning="false"/>
    </style:style>
    <style:style style:name="P1226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27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28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  <style:style style:name="P1229" style:parent-style-name="Standard" style:family="paragraph">
      <style:paragraph-properties style:text-autospace="none" fo:margin-bottom="0in" fo:line-height="100%"/>
    </style:style>
    <style:style style:name="T1230" style:parent-style-name="Absatz-Standardschriftart" style:family="text">
      <style:text-properties style:font-name="CMR10" style:font-name-complex="CMR10" style:letter-kerning="false"/>
    </style:style>
    <style:style style:name="T1231" style:parent-style-name="Absatz-Standardschriftart" style:family="text">
      <style:text-properties style:font-name="CMR10" style:font-name-complex="CMR10" style:letter-kerning="false"/>
    </style:style>
    <style:style style:name="P1232" style:parent-style-name="Standard" style:family="paragraph">
      <style:paragraph-properties style:text-autospace="none" fo:margin-bottom="0in" fo:line-height="100%"/>
    </style:style>
    <style:style style:name="P1233" style:parent-style-name="Standard" style:family="paragraph">
      <style:paragraph-properties style:text-autospace="none" fo:margin-bottom="0in" fo:line-height="100%"/>
    </style:style>
    <style:style style:name="P1234" style:parent-style-name="Standard" style:family="paragraph">
      <style:paragraph-properties style:text-autospace="none" fo:margin-bottom="0in" fo:line-height="100%"/>
    </style:style>
    <style:style style:name="P1235" style:parent-style-name="Standard" style:family="paragraph">
      <style:paragraph-properties style:text-autospace="none" fo:margin-bottom="0in" fo:line-height="100%"/>
      <style:text-properties style:font-name="CMR10" style:font-name-complex="CMR10" style:letter-kerning="false"/>
    </style:style>
  </office:automatic-styles>
  <office:body>
    <office:text text:use-soft-page-breaks="true">
      <text:p text:style-name="P1"><text:span text:style-name="T2">Adressraum<text:s/></text:span><text:span text:style-name="T3">0 bis</text:span><text:span text:style-name="T4"><text:s/></text:span><text:span text:style-name="T5">2^(</text:span><text:span text:style-name="T6">20 = Adressleitungen )<text:s/></text:span><text:span text:style-name="T7">−</text:span><text:span text:style-name="T8"><text:s/></text:span><text:span text:style-name="T9">1 = 0<text:s/></text:span><text:span text:style-name="T10">. . . FFFFFh.</text:span><text:span text:style-name="T11"><text:line-break/></text:span><text:span text:style-name="T12">Wieviel Speicher kann ich maximal Adressieren?</text:span><text:span text:style-name="T13"><text:line-break/></text:span><text:span text:style-name="T14">Wie groß ist der Speicher in einem 2^16 Block?</text:span><text:span text:style-name="T15"><text:line-break/></text:span><text:span text:style-name="T16">Wie groß ist dieser bei einem 2^23?</text:span><text:span text:style-name="T17"><text:line-break/></text:span><text:span text:style-name="T18">Wie groß ist dieser bei einem 2^36?</text:span><text:span text:style-name="T19"> </text:span><text:span text:style-name="T20"><text:line-break/></text:span></text:p>
      <text:p text:style-name="P21">Physikalische Adresse = 16 * Segment + Offset</text:p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>16 Bit (Segment) = 64 KBit</text:p>
          </table:table-cell>
          <table:table-cell table:style-name="TableCell32">
            <text:p text:style-name="P33">0 0 0 0 (4 Shift links)</text:p>
          </table:table-cell>
        </table:table-row>
        <table:table-row table:style-name="TableRow34">
          <table:table-cell table:style-name="TableCell35">
            <text:p text:style-name="P36">+</text:p>
          </table:table-cell>
          <table:table-cell table:style-name="TableCell37">
            <text:p text:style-name="P38">0 0 0 0</text:p>
          </table:table-cell>
          <table:table-cell table:style-name="TableCell39">
            <text:p text:style-name="P40">16 Bit (Offset)</text:p>
          </table:table-cell>
        </table:table-row>
        <table:table-row table:style-name="TableRow41">
          <table:table-cell table:style-name="TableCell42">
            <text:p text:style-name="P43">=</text:p>
          </table:table-cell>
          <table:table-cell table:style-name="TableCell44" table:number-columns-spanned="2">
            <text:p text:style-name="P45"><text:span text:style-name="T46">Physikalische Adresse</text:span></text:p>
          </table:table-cell>
          <table:covered-table-cell/>
        </table:table-row>
      </table:table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F0000h</text:p>
          </table:table-cell>
          <table:table-cell table:style-name="TableCell56">
            <text:p text:style-name="P57">F000h</text:p>
          </table:table-cell>
          <table:table-cell table:style-name="TableCell58">
            <text:p text:style-name="P59">0h</text:p>
          </table:table-cell>
        </table:table-row>
        <table:table-row table:style-name="TableRow60">
          <table:table-cell table:style-name="TableCell61">
            <text:p text:style-name="P62">+</text:p>
          </table:table-cell>
          <table:table-cell table:style-name="TableCell63">
            <text:p text:style-name="P64">0h</text:p>
          </table:table-cell>
          <table:table-cell table:style-name="TableCell65">
            <text:p text:style-name="P66">1000h</text:p>
          </table:table-cell>
        </table:table-row>
        <table:table-row table:style-name="TableRow67">
          <table:table-cell table:style-name="TableCell68">
            <text:p text:style-name="P69"><text:span text:style-name="T70">Physikalische Adresse</text:span></text:p>
          </table:table-cell>
          <table:table-cell table:style-name="TableCell71" table:number-columns-spanned="2">
            <text:p text:style-name="P72">F1000h</text:p>
          </table:table-cell>
          <table:covered-table-cell/>
        </table:table-row>
      </table:table>
      <text:p text:style-name="P73"/>
      <text:p text:style-name="P74"/>
      <text:p text:style-name="P75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>A920h</text:p>
          </table:table-cell>
          <table:table-cell table:style-name="TableCell85">
            <text:p text:style-name="P86">0h</text:p>
          </table:table-cell>
        </table:table-row>
        <table:table-row table:style-name="TableRow87">
          <table:table-cell table:style-name="TableCell88">
            <text:p text:style-name="P89">+</text:p>
          </table:table-cell>
          <table:table-cell table:style-name="TableCell90">
            <text:p text:style-name="P91">0h</text:p>
          </table:table-cell>
          <table:table-cell table:style-name="TableCell92">
            <text:p text:style-name="P93">1000h</text:p>
          </table:table-cell>
        </table:table-row>
        <table:table-row table:style-name="TableRow94">
          <table:table-cell table:style-name="TableCell95">
            <text:p text:style-name="P96"><text:span text:style-name="T97">Physikalische Adresse</text:span></text:p>
          </table:table-cell>
          <table:table-cell table:style-name="TableCell98" table:number-columns-spanned="2">
            <text:p text:style-name="P99"/>
          </table:table-cell>
          <table:covered-table-cell/>
        </table:table-row>
      </table:table>
      <text:p text:style-name="P100"/>
      <text:p text:style-name="P101"/>
      <text:p text:style-name="P102"/>
      <table:table table:style-name="Table103">
        <table:table-columns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>A800h</text:p>
          </table:table-cell>
          <table:table-cell table:style-name="TableCell112">
            <text:p text:style-name="P113">0h</text:p>
          </table:table-cell>
        </table:table-row>
        <table:table-row table:style-name="TableRow114">
          <table:table-cell table:style-name="TableCell115">
            <text:p text:style-name="P116">+</text:p>
          </table:table-cell>
          <table:table-cell table:style-name="TableCell117">
            <text:p text:style-name="P118">0 h</text:p>
          </table:table-cell>
          <table:table-cell table:style-name="TableCell119">
            <text:p text:style-name="P120">1000h</text:p>
          </table:table-cell>
        </table:table-row>
        <table:table-row table:style-name="TableRow121">
          <table:table-cell table:style-name="TableCell122">
            <text:p text:style-name="P123"><text:span text:style-name="T124">Physikalische Adresse</text:span></text:p>
          </table:table-cell>
          <table:table-cell table:style-name="TableCell125" table:number-columns-spanned="2">
            <text:p text:style-name="P126"/>
          </table:table-cell>
          <table:covered-table-cell/>
        </table:table-row>
      </table:table>
      <text:p text:style-name="P127"/>
      <text:p text:style-name="P128"/>
      <table:table table:style-name="Table129">
        <table:table-columns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>A800h</text:p>
          </table:table-cell>
          <table:table-cell table:style-name="TableCell138">
            <text:p text:style-name="P139">0h</text:p>
          </table:table-cell>
        </table:table-row>
        <table:table-row table:style-name="TableRow140">
          <table:table-cell table:style-name="TableCell141">
            <text:p text:style-name="P142">+</text:p>
          </table:table-cell>
          <table:table-cell table:style-name="TableCell143">
            <text:p text:style-name="P144">0 h</text:p>
          </table:table-cell>
          <table:table-cell table:style-name="TableCell145">
            <text:p text:style-name="P146">1DBCh</text:p>
          </table:table-cell>
        </table:table-row>
        <table:table-row table:style-name="TableRow147">
          <table:table-cell table:style-name="TableCell148">
            <text:p text:style-name="P149"><text:span text:style-name="T150">Physikalische Adresse</text:span></text:p>
          </table:table-cell>
          <table:table-cell table:style-name="TableCell151" table:number-columns-spanned="2">
            <text:p text:style-name="P152"/>
          </table:table-cell>
          <table:covered-table-cell/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 table:number-columns-spanned="2">
            <text:p text:style-name="P157"/>
          </table:table-cell>
          <table:covered-table-cell/>
        </table:table-row>
      </table:table>
      <text:p text:style-name="P158"/>
      <text:p text:style-name="P159"/>
      <text:p text:style-name="P160"/>
      <text:p text:style-name="P161">Verhalten des Caches beim schreiben (Verdrängungsverfahren):</text:p>
      <text:list text:style-name="LFO1" text:continue-numbering="true">
        <text:list-item>
          <text:p text:style-name="P162"><text:span text:style-name="T163">First In First Out (Fifo)<text:s/></text:span>Der älteste Eintrag wird<text:s/>verdrängt.</text:p>
        </text:list-item>
        <text:list-item>
          <text:p text:style-name="P164"><text:span text:style-name="T165">Least Recently Used (LRU)<text:s/></text:span>Der Eintrag, der am längsten nicht verwendet wird, wird verdrängt.</text:p>
        </text:list-item>
        <text:list-item>
          <text:p text:style-name="P166"><text:span text:style-name="T167">Least Frequently Used (LFU)<text:s/></text:span>Der Eintrag, der am seltensten genutzt wird, wird verdrängt.</text:p>
        </text:list-item>
        <text:list-item>
          <text:p text:style-name="P168"><text:span text:style-name="T169">Random</text:span><text:s/>Nach eine Zufallswert wird ein Element aus dem Cache entfernt. (Geringer Stromverbrauch)</text:p>
        </text:list-item>
        <text:list-item>
          <text:p text:style-name="P170"><text:span text:style-name="T171">CLOCK</text:span><text:s/>Die Daten werden nach einer Miss und Zeitwert bewertet<text:s/></text:p>
        </text:list-item>
        <text:list-item>
          <text:p text:style-name="P172"><text:span text:style-name="T173">Statistik</text:span><text:s/>Mit dem Einzug der Statistik in der moderne Datenverarbeitung KI, usw. werden entsprechende Verfahren zur Cachesteuerung verwendet. Es werden<text:s/>hiermit spekulativ Daten geladen.</text:p>
        </text:list-item>
      </text:list>
      <text:p text:style-name="P174">Die gebräuchlichsten sind:</text:p>
      <text:p text:style-name="P175">•<text:tab/>T = Type:<text:s/><text:line-break/>handelt es sich um Daten oder Instruktion</text:p>
      <text:p text:style-name="P176">•<text:tab/>V = Valid:<text:line-break/>Sind die Daten im Cache noch gültig oder haben diese sich in der Zwischenzeit geändert. Hiermit kann ich auch einen Cache leeren.</text:p>
      <text:p text:style-name="P177">•<text:tab/>L = Lock:<text:s/><text:line-break/>Sperrt die Code/Daten im Cache, damit diese nicht geändert oder flushed werden.<text:s/></text:p>
      <text:p text:style-name="P178">•<text:tab/>D = Dirty:<text:s/><text:line-break/>Markiert Daten die geschrieben werden müssen und noch nicht mit dem RAM synchronisiert wurden.</text:p>
      <text:p text:style-name="P179"/>
      <text:p text:style-name="P180">Fully Associative Cache</text:p>
      <text:p text:style-name="P181"/>
      <text:p text:style-name="P182">Var1 := 10; =&gt; Adresse AF11h</text:p>
      <text:p text:style-name="P183">Var2 := 5; =&gt; Adresse BC12h</text:p>
      <text:p text:style-name="P184">Var3 := 6; =&gt; Adresse CF10h</text:p>
      <text:p text:style-name="P185">Var4 := 0; =&gt; Adresse DF10h (1)</text:p>
      <text:p text:style-name="P186">Var5 := 0; =&gt; Adresse AD11h</text:p>
      <text:p text:style-name="P187">Var6 := 0; =&gt; Adresse CD00h (2)</text:p>
      <text:p text:style-name="P188"/>
      <text:p text:style-name="P189">Var4 := Var2 + Var1; (3) Was fällt auf?<text:s/></text:p>
      <text:p text:style-name="P190">Var5 := Var3 + Var2; (4) Was fallt auf?</text:p>
      <text:p text:style-name="P191">Var6 := Var5 +Var4; (5) Was fällt auf?</text:p>
      <text:p text:style-name="P192"/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(1)</text:p>
          </table:table-cell>
          <table:table-cell table:style-name="TableCell202">
            <text:p text:style-name="P203">11</text:p>
          </table:table-cell>
          <table:table-cell table:style-name="TableCell204">
            <text:p text:style-name="P205">10</text:p>
          </table:table-cell>
          <table:table-cell table:style-name="TableCell206">
            <text:p text:style-name="P207">01</text:p>
          </table:table-cell>
          <table:table-cell table:style-name="TableCell208">
            <text:p text:style-name="P209">00</text:p>
          </table:table-cell>
        </table:table-row>
        <table:table-row table:style-name="TableRow210">
          <table:table-cell table:style-name="TableCell211">
            <text:p text:style-name="P212">AF1 00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>A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BC1 00</text:p>
          </table:table-cell>
          <table:table-cell table:style-name="TableCell224">
            <text:p text:style-name="P225"/>
          </table:table-cell>
          <table:table-cell table:style-name="TableCell226">
            <text:p text:style-name="P227">5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CF1 00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>6</text:p>
          </table:table-cell>
        </table:table-row>
        <table:table-row table:style-name="TableRow243">
          <table:table-cell table:style-name="TableCell244">
            <text:p text:style-name="P245">DF1 00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>0</text:p>
          </table:table-cell>
        </table:table-row>
      </table:table>
      <text:p text:style-name="P254"/>
      <table:table table:style-name="Table255">
        <table:table-columns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P263">(2)</text:p>
          </table:table-cell>
          <table:table-cell table:style-name="TableCell264">
            <text:p text:style-name="P265">11</text:p>
          </table:table-cell>
          <table:table-cell table:style-name="TableCell266">
            <text:p text:style-name="P267">10</text:p>
          </table:table-cell>
          <table:table-cell table:style-name="TableCell268">
            <text:p text:style-name="P269">01</text:p>
          </table:table-cell>
          <table:table-cell table:style-name="TableCell270">
            <text:p text:style-name="P271">00</text:p>
          </table:table-cell>
        </table:table-row>
        <table:table-row table:style-name="TableRow272">
          <table:table-cell table:style-name="TableCell273">
            <text:p text:style-name="P274">AD1 00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>0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CD0 00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>0</text:p>
          </table:table-cell>
        </table:table-row>
        <table:table-row table:style-name="TableRow294">
          <table:table-cell table:style-name="TableCell295">
            <text:p text:style-name="P296">CF1 00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6</text:p>
          </table:table-cell>
        </table:table-row>
        <table:table-row table:style-name="TableRow305">
          <table:table-cell table:style-name="TableCell306">
            <text:p text:style-name="P307">DF1 00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>0</text:p>
          </table:table-cell>
        </table:table-row>
      </table:table>
      <text:p text:style-name="P316"/>
      <table:table table:style-name="Table317">
        <table:table-columns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(3)</text:p>
          </table:table-cell>
          <table:table-cell table:style-name="TableCell326">
            <text:p text:style-name="P327">11</text:p>
          </table:table-cell>
          <table:table-cell table:style-name="TableCell328">
            <text:p text:style-name="P329">10</text:p>
          </table:table-cell>
          <table:table-cell table:style-name="TableCell330">
            <text:p text:style-name="P331">01</text:p>
          </table:table-cell>
          <table:table-cell table:style-name="TableCell332">
            <text:p text:style-name="P333">00</text:p>
          </table:table-cell>
        </table:table-row>
        <table:table-row table:style-name="TableRow334">
          <table:table-cell table:style-name="TableCell335">
            <text:p text:style-name="P336">BC1 00</text:p>
          </table:table-cell>
          <table:table-cell table:style-name="TableCell337">
            <text:p text:style-name="P338"/>
          </table:table-cell>
          <table:table-cell table:style-name="TableCell339">
            <text:p text:style-name="P340">5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CD0 00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>0</text:p>
          </table:table-cell>
        </table:table-row>
        <table:table-row table:style-name="TableRow356">
          <table:table-cell table:style-name="TableCell357">
            <text:p text:style-name="P358">AF1 00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>A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DF1 00</text:p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>F</text:p>
          </table:table-cell>
        </table:table-row>
      </table:table>
      <text:p text:style-name="P378"/>
      <table:table table:style-name="Table379">
        <table:table-columns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P387">(4)</text:p>
          </table:table-cell>
          <table:table-cell table:style-name="TableCell388">
            <text:p text:style-name="P389">11</text:p>
          </table:table-cell>
          <table:table-cell table:style-name="TableCell390">
            <text:p text:style-name="P391">10</text:p>
          </table:table-cell>
          <table:table-cell table:style-name="TableCell392">
            <text:p text:style-name="P393">01</text:p>
          </table:table-cell>
          <table:table-cell table:style-name="TableCell394">
            <text:p text:style-name="P395">00</text:p>
          </table:table-cell>
        </table:table-row>
        <table:table-row table:style-name="TableRow396">
          <table:table-cell table:style-name="TableCell397">
            <text:p text:style-name="P398">BC1 00</text:p>
          </table:table-cell>
          <table:table-cell table:style-name="TableCell399">
            <text:p text:style-name="P400"/>
          </table:table-cell>
          <table:table-cell table:style-name="TableCell401">
            <text:p text:style-name="P402">5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CF1 00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>6</text:p>
          </table:table-cell>
        </table:table-row>
        <table:table-row table:style-name="TableRow418">
          <table:table-cell table:style-name="TableCell419">
            <text:p text:style-name="P420">AF1 00</text:p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>A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AD1 00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>B</text:p>
          </table:table-cell>
          <table:table-cell table:style-name="TableCell438">
            <text:p text:style-name="P439"/>
          </table:table-cell>
        </table:table-row>
      </table:table>
      <text:p text:style-name="P440"/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(5)</text:p>
          </table:table-cell>
          <table:table-cell table:style-name="TableCell450">
            <text:p text:style-name="P451">11</text:p>
          </table:table-cell>
          <table:table-cell table:style-name="TableCell452">
            <text:p text:style-name="P453">10</text:p>
          </table:table-cell>
          <table:table-cell table:style-name="TableCell454">
            <text:p text:style-name="P455">01</text:p>
          </table:table-cell>
          <table:table-cell table:style-name="TableCell456">
            <text:p text:style-name="P457">00</text:p>
          </table:table-cell>
        </table:table-row>
        <table:table-row table:style-name="TableRow458">
          <table:table-cell table:style-name="TableCell459">
            <text:p text:style-name="P460">CD0 00</text:p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>FB</text:p>
          </table:table-cell>
        </table:table-row>
        <table:table-row table:style-name="TableRow469">
          <table:table-cell table:style-name="TableCell470">
            <text:p text:style-name="P471">CF1 00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>6</text:p>
          </table:table-cell>
        </table:table-row>
        <table:table-row table:style-name="TableRow480">
          <table:table-cell table:style-name="TableCell481">
            <text:p text:style-name="P482">DF1 00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>F</text:p>
          </table:table-cell>
        </table:table-row>
        <table:table-row table:style-name="TableRow491">
          <table:table-cell table:style-name="TableCell492">
            <text:p text:style-name="P493">AD1 00</text:p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>B</text:p>
          </table:table-cell>
          <table:table-cell table:style-name="TableCell500">
            <text:p text:style-name="P501"/>
          </table:table-cell>
        </table:table-row>
      </table:table>
      <text:p text:style-name="P502"/>
      <text:p text:style-name="P503">Schleife Begin</text:p>
      <text:p text:style-name="P504">Var4 := Var2 + Var1; <text:s/>Was fällt auf?<text:s/></text:p>
      <text:p text:style-name="P505">Var5 := Var3 + Var2; Was fallt auf?</text:p>
      <text:p text:style-name="P506">Var6 := Var6 + Var5 + Var4; Was fällt auf?</text:p>
      <text:p text:style-name="P507">Schleife Ende (Frage was für ein Problem wird hier sichtbar?)</text:p>
      <text:p text:style-name="P508">Speicheradressen der Variablen näher zusammenbringen</text:p>
      <text:p text:style-name="P509"/>
      <text:p text:style-name="P510"/>
      <text:p text:style-name="P511"/>
      <text:p text:style-name="P512">Optimierte Speicheradressen:</text:p>
      <text:p text:style-name="P513"/>
      <text:p text:style-name="P514">Var1 := 10; =&gt; Adresse AF10h</text:p>
      <text:p text:style-name="P515">Var2 := 5; =&gt; Adresse AF11h</text:p>
      <text:p text:style-name="P516">Var3 := 6; =&gt; Adresse AF12h</text:p>
      <text:p text:style-name="P517">Var4 := 0; =&gt; Adresse AF13h</text:p>
      <text:p text:style-name="P518">Var5 := 0; =&gt; Adresse AD10h</text:p>
      <text:p text:style-name="P519">Var6 := 0; =&gt; Adresse AD11h</text:p>
      <text:p text:style-name="P520"/>
      <text:p text:style-name="P521">Var4 := Var2 + Var1; (3) Was fällt auf?<text:s/></text:p>
      <text:p text:style-name="P522">Var5 := Var3 + Var2; (4) Was fallt auf?</text:p>
      <text:p text:style-name="P523">Var6 := Var5 +Var4; (5) Was fällt auf?</text:p>
      <text:p text:style-name="P524"/>
      <text:p text:style-name="P525"/>
      <text:p text:style-name="P526"/>
      <table:table table:style-name="Table527">
        <table:table-columns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(6)</text:p>
          </table:table-cell>
          <table:table-cell table:style-name="TableCell536">
            <text:p text:style-name="P537">11</text:p>
          </table:table-cell>
          <table:table-cell table:style-name="TableCell538">
            <text:p text:style-name="P539">10</text:p>
          </table:table-cell>
          <table:table-cell table:style-name="TableCell540">
            <text:p text:style-name="P541">01</text:p>
          </table:table-cell>
          <table:table-cell table:style-name="TableCell542">
            <text:p text:style-name="P543">00</text:p>
          </table:table-cell>
        </table:table-row>
        <table:table-row table:style-name="TableRow544">
          <table:table-cell table:style-name="TableCell545">
            <text:p text:style-name="P546">AF1 00</text:p>
          </table:table-cell>
          <table:table-cell table:style-name="TableCell547">
            <text:p text:style-name="P548">0</text:p>
          </table:table-cell>
          <table:table-cell table:style-name="TableCell549">
            <text:p text:style-name="P550">6</text:p>
          </table:table-cell>
          <table:table-cell table:style-name="TableCell551">
            <text:p text:style-name="P552">5</text:p>
          </table:table-cell>
          <table:table-cell table:style-name="TableCell553">
            <text:p text:style-name="P554">A</text:p>
          </table:table-cell>
        </table:table-row>
        <table:table-row table:style-name="TableRow555">
          <table:table-cell table:style-name="TableCell556">
            <text:p text:style-name="P557">AD1 00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>0</text:p>
          </table:table-cell>
          <table:table-cell table:style-name="TableCell564">
            <text:p text:style-name="P565">0</text:p>
          </table:table-cell>
        </table:table-row>
        <table:table-row table:style-name="TableRow566">
          <table:table-cell table:style-name="TableCell567">
            <text:p text:style-name="P568"/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</table:table-row>
      </table:table>
      <text:p text:style-name="P588"/>
      <text:p text:style-name="P589"><text:span text:style-name="T590">Direct Mapped Caches</text:span></text:p>
      <text:p text:style-name="P591">Var1 := A; =&gt; Adresse AF15h    <text:s text:c="6"/>AF1 0101</text:p>
      <text:p text:style-name="P592">Var2 := 5; =&gt; Adresse BC1Ah    <text:s text:c="3"/>  <text:s/>BC1 1010</text:p>
      <text:p text:style-name="P593">Var3 := 6; =&gt; Adresse CF10h      <text:s text:c="5"/>CF1 0000</text:p>
      <text:p text:style-name="P594"><text:span text:style-name="T595">Var4 := 0; =&gt; Adresse DF1Ch<text:s/></text:span><text:span text:style-name="T596">(1)</text:span><text:span text:style-name="T597">  <text:s text:c="2"/>DF1 1100</text:span></text:p>
      <text:p text:style-name="P598">Var5 := 0; =&gt; Adresse AD11h <text:s text:c="9"/>AD1 0001</text:p>
      <text:p text:style-name="P599"><text:span text:style-name="T600">Var6 := 0; =&gt; Adresse CD0Ch<text:s/></text:span><text:span text:style-name="T601">(2)</text:span><text:span text:style-name="T602">  <text:s text:c="2"/>CD0 1100</text:span></text:p>
      <text:p text:style-name="P603"/>
      <text:p text:style-name="P604">Var4 := Var2 + Var1;<text:s/></text:p>
      <text:p text:style-name="P605">Var5 := Var3 + Var2;<text:s/></text:p>
      <text:p text:style-name="P606">Var6 := Var5 +Var4; (3) Was fällt auf?</text:p>
      <text:p text:style-name="P607"/>
      <table:table table:style-name="Table608">
        <table:table-columns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</table:table-columns>
        <table:table-row table:style-name="TableRow615">
          <table:table-cell table:style-name="TableCell616">
            <text:p text:style-name="P617">Tag (1)</text:p>
          </table:table-cell>
          <table:table-cell table:style-name="TableCell618" table:number-rows-spanned="2">
            <text:p text:style-name="P619">LineID</text:p>
          </table:table-cell>
          <table:table-cell table:style-name="TableCell620" table:number-columns-spanned="4">
            <text:p text:style-name="P621">BlockID</text:p>
          </table:table-cell>
          <table:covered-table-cell/>
          <table:covered-table-cell/>
          <table:covered-table-cell/>
        </table:table-row>
        <table:table-row table:style-name="TableRow622">
          <table:table-cell table:style-name="TableCell623">
            <text:p text:style-name="P624"/>
          </table:table-cell>
          <table:covered-table-cell>
            <text:p text:style-name="P625"/>
          </table:covered-table-cell>
          <table:table-cell table:style-name="TableCell626">
            <text:p text:style-name="P627">11</text:p>
          </table:table-cell>
          <table:table-cell table:style-name="TableCell628">
            <text:p text:style-name="P629">10</text:p>
          </table:table-cell>
          <table:table-cell table:style-name="TableCell630">
            <text:p text:style-name="P631">01</text:p>
          </table:table-cell>
          <table:table-cell table:style-name="TableCell632">
            <text:p text:style-name="P633">00</text:p>
          </table:table-cell>
        </table:table-row>
        <table:table-row table:style-name="TableRow634">
          <table:table-cell table:style-name="TableCell635">
            <text:p text:style-name="P636">CF1</text:p>
          </table:table-cell>
          <table:table-cell table:style-name="TableCell637">
            <text:p text:style-name="P638">00</text:p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>0</text:p>
          </table:table-cell>
        </table:table-row>
        <table:table-row table:style-name="TableRow647">
          <table:table-cell table:style-name="TableCell648">
            <text:p text:style-name="P649">AF1</text:p>
          </table:table-cell>
          <table:table-cell table:style-name="TableCell650">
            <text:p text:style-name="P651">01</text:p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>A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BC1</text:p>
          </table:table-cell>
          <table:table-cell table:style-name="TableCell663">
            <text:p text:style-name="P664">10</text:p>
          </table:table-cell>
          <table:table-cell table:style-name="TableCell665">
            <text:p text:style-name="P666"/>
          </table:table-cell>
          <table:table-cell table:style-name="TableCell667">
            <text:p text:style-name="P668">5</text:p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P675">DF1</text:p>
          </table:table-cell>
          <table:table-cell table:style-name="TableCell676">
            <text:p text:style-name="P677">11</text:p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>0</text:p>
          </table:table-cell>
        </table:table-row>
      </table:table>
      <text:p text:style-name="P686"/>
      <text:p text:style-name="P687"/>
      <table:table table:style-name="Table688">
        <table:table-columns>
          <table:table-column table:style-name="TableColumn689"/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>
            <text:p text:style-name="P697">Tag (2)</text:p>
          </table:table-cell>
          <table:table-cell table:style-name="TableCell698" table:number-rows-spanned="2">
            <text:p text:style-name="P699">LineID</text:p>
          </table:table-cell>
          <table:table-cell table:style-name="TableCell700" table:number-columns-spanned="4">
            <text:p text:style-name="P701">BlockID</text:p>
          </table:table-cell>
          <table:covered-table-cell/>
          <table:covered-table-cell/>
          <table:covered-table-cell/>
        </table:table-row>
        <table:table-row table:style-name="TableRow702">
          <table:table-cell table:style-name="TableCell703">
            <text:p text:style-name="P704"/>
          </table:table-cell>
          <table:covered-table-cell>
            <text:p text:style-name="P705"/>
          </table:covered-table-cell>
          <table:table-cell table:style-name="TableCell706">
            <text:p text:style-name="P707">11</text:p>
          </table:table-cell>
          <table:table-cell table:style-name="TableCell708">
            <text:p text:style-name="P709">10</text:p>
          </table:table-cell>
          <table:table-cell table:style-name="TableCell710">
            <text:p text:style-name="P711">01</text:p>
          </table:table-cell>
          <table:table-cell table:style-name="TableCell712">
            <text:p text:style-name="P713">00</text:p>
          </table:table-cell>
        </table:table-row>
        <table:table-row table:style-name="TableRow714">
          <table:table-cell table:style-name="TableCell715">
            <text:p text:style-name="P716">AD1</text:p>
          </table:table-cell>
          <table:table-cell table:style-name="TableCell717">
            <text:p text:style-name="P718">00</text:p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>0</text:p>
          </table:table-cell>
          <table:table-cell table:style-name="TableCell725">
            <text:p text:style-name="P726"/>
          </table:table-cell>
        </table:table-row>
        <table:table-row table:style-name="TableRow727">
          <table:table-cell table:style-name="TableCell728">
            <text:p text:style-name="P729">AF1</text:p>
          </table:table-cell>
          <table:table-cell table:style-name="TableCell730">
            <text:p text:style-name="P731">01</text:p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>A</text:p>
          </table:table-cell>
          <table:table-cell table:style-name="TableCell738">
            <text:p text:style-name="P739"/>
          </table:table-cell>
        </table:table-row>
        <table:table-row table:style-name="TableRow740">
          <table:table-cell table:style-name="TableCell741">
            <text:p text:style-name="P742">BC1</text:p>
          </table:table-cell>
          <table:table-cell table:style-name="TableCell743">
            <text:p text:style-name="P744">10</text:p>
          </table:table-cell>
          <table:table-cell table:style-name="TableCell745">
            <text:p text:style-name="P746"/>
          </table:table-cell>
          <table:table-cell table:style-name="TableCell747">
            <text:p text:style-name="P748">5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CD0</text:p>
          </table:table-cell>
          <table:table-cell table:style-name="TableCell756">
            <text:p text:style-name="P757">11</text:p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>0</text:p>
          </table:table-cell>
        </table:table-row>
      </table:table>
      <text:p text:style-name="P766"/>
      <table:table table:style-name="Table767">
        <table:table-columns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  <table:table-column table:style-name="TableColumn773"/>
        </table:table-columns>
        <table:table-row table:style-name="TableRow774">
          <table:table-cell table:style-name="TableCell775">
            <text:p text:style-name="P776">Tag (3)</text:p>
          </table:table-cell>
          <table:table-cell table:style-name="TableCell777" table:number-rows-spanned="2">
            <text:p text:style-name="P778">LineID</text:p>
          </table:table-cell>
          <table:table-cell table:style-name="TableCell779" table:number-columns-spanned="4">
            <text:p text:style-name="P780">BlockID</text:p>
          </table:table-cell>
          <table:covered-table-cell/>
          <table:covered-table-cell/>
          <table:covered-table-cell/>
        </table:table-row>
        <table:table-row table:style-name="TableRow781">
          <table:table-cell table:style-name="TableCell782">
            <text:p text:style-name="P783"/>
          </table:table-cell>
          <table:covered-table-cell>
            <text:p text:style-name="P784"/>
          </table:covered-table-cell>
          <table:table-cell table:style-name="TableCell785">
            <text:p text:style-name="P786">11</text:p>
          </table:table-cell>
          <table:table-cell table:style-name="TableCell787">
            <text:p text:style-name="P788">10</text:p>
          </table:table-cell>
          <table:table-cell table:style-name="TableCell789">
            <text:p text:style-name="P790">01</text:p>
          </table:table-cell>
          <table:table-cell table:style-name="TableCell791">
            <text:p text:style-name="P792">00</text:p>
          </table:table-cell>
        </table:table-row>
        <table:table-row table:style-name="TableRow793">
          <table:table-cell table:style-name="TableCell794">
            <text:p text:style-name="P795">AD1</text:p>
          </table:table-cell>
          <table:table-cell table:style-name="TableCell796">
            <text:p text:style-name="P797">00</text:p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>B</text:p>
          </table:table-cell>
          <table:table-cell table:style-name="TableCell804">
            <text:p text:style-name="P805"/>
          </table:table-cell>
        </table:table-row>
        <table:table-row table:style-name="TableRow806">
          <table:table-cell table:style-name="TableCell807">
            <text:p text:style-name="P808">AF1</text:p>
          </table:table-cell>
          <table:table-cell table:style-name="TableCell809">
            <text:p text:style-name="P810">01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>A</text:p>
          </table:table-cell>
          <table:table-cell table:style-name="TableCell817">
            <text:p text:style-name="P818"/>
          </table:table-cell>
        </table:table-row>
        <table:table-row table:style-name="TableRow819">
          <table:table-cell table:style-name="TableCell820">
            <text:p text:style-name="P821">BC1</text:p>
          </table:table-cell>
          <table:table-cell table:style-name="TableCell822">
            <text:p text:style-name="P823">10</text:p>
          </table:table-cell>
          <table:table-cell table:style-name="TableCell824">
            <text:p text:style-name="P825"/>
          </table:table-cell>
          <table:table-cell table:style-name="TableCell826">
            <text:p text:style-name="P827">5</text:p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</table:table-row>
        <table:table-row table:style-name="TableRow832">
          <table:table-cell table:style-name="TableCell833">
            <text:p text:style-name="P834">CD0</text:p>
          </table:table-cell>
          <table:table-cell table:style-name="TableCell835">
            <text:p text:style-name="P836">11</text:p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>1A</text:p>
          </table:table-cell>
        </table:table-row>
      </table:table>
      <text:p text:style-name="P845"/>
      <text:p text:style-name="P846"/>
      <text:p text:style-name="P847">Set-Associative Caches</text:p>
      <text:p text:style-name="P848"/>
      <text:p text:style-name="P849">Var1 := A; =&gt; Adresse AF15h    <text:s text:c="6"/>AF1 0101</text:p>
      <text:p text:style-name="P850">Var2 := 5; =&gt; Adresse<text:s/>BC1Ah    <text:s text:c="3"/>  <text:s/>BC1 1010</text:p>
      <text:p text:style-name="P851">Var3 := 6; =&gt; Adresse CF10h      <text:s text:c="5"/>CF1 0000</text:p>
      <text:p text:style-name="P852"><text:span text:style-name="T853">Var4 := 0; =&gt; Adresse DF1Bh<text:s/></text:span><text:span text:style-name="T854"><text:s text:c="5"/></text:span><text:span text:style-name="T855">  <text:s text:c="2"/>DF1 1</text:span><text:span text:style-name="T856">011</text:span></text:p>
      <text:p text:style-name="P857">Var5 := 0; =&gt; Adresse AD11h <text:s text:c="9"/>AD1 0001</text:p>
      <text:p text:style-name="P858">Var6 := 0; =&gt; Adresse CD0Bh <text:s text:c="5"/>  <text:s text:c="2"/>CD0 1011</text:p>
      <text:p text:style-name="P859"><text:span text:style-name="T860">Var7 := 0; =&gt; Adresse ED0Bh<text:s/></text:span><text:span text:style-name="T861">(1)</text:span><text:span text:style-name="T862"><text:s/>  <text:s/>ED0 1011</text:span></text:p>
      <text:p text:style-name="P863"/>
      <text:p text:style-name="P864">Var4 := Var2 + Var1; <text:s/>Was fällt auf?<text:s/></text:p>
      <text:p text:style-name="P865">Var5 := Var3 + Var2; Was fallt auf?</text:p>
      <text:p text:style-name="P866">Var6 := Var5 +Var4; (2) Was fällt auf?</text:p>
      <text:p text:style-name="P867"/>
      <text:p text:style-name="P868"/>
      <table:table table:style-name="Table869">
        <table:table-columns>
          <table:table-column table:style-name="TableColumn870"/>
          <table:table-column table:style-name="TableColumn871"/>
          <table:table-column table:style-name="TableColumn872"/>
          <table:table-column table:style-name="TableColumn873"/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p text:style-name="P878">Tag (1)</text:p>
          </table:table-cell>
          <table:table-cell table:style-name="TableCell879" table:number-rows-spanned="2">
            <text:p text:style-name="P880">LineID</text:p>
          </table:table-cell>
          <table:table-cell table:style-name="TableCell881" table:number-columns-spanned="4">
            <text:p text:style-name="P882">BlockID</text:p>
          </table:table-cell>
          <table:covered-table-cell/>
          <table:covered-table-cell/>
          <table:covered-table-cell/>
        </table:table-row>
        <table:table-row table:style-name="TableRow883">
          <table:table-cell table:style-name="TableCell884">
            <text:p text:style-name="P885"/>
          </table:table-cell>
          <table:covered-table-cell>
            <text:p text:style-name="P886"/>
          </table:covered-table-cell>
          <table:table-cell table:style-name="TableCell887">
            <text:p text:style-name="P888">11</text:p>
          </table:table-cell>
          <table:table-cell table:style-name="TableCell889">
            <text:p text:style-name="P890">10</text:p>
          </table:table-cell>
          <table:table-cell table:style-name="TableCell891">
            <text:p text:style-name="P892">01</text:p>
          </table:table-cell>
          <table:table-cell table:style-name="TableCell893">
            <text:p text:style-name="P894">00</text:p>
          </table:table-cell>
        </table:table-row>
        <table:table-row table:style-name="TableRow895">
          <table:table-cell table:style-name="TableCell896">
            <text:p text:style-name="P897">CF1</text:p>
          </table:table-cell>
          <table:table-cell table:style-name="TableCell898" table:number-rows-spanned="2">
            <text:p text:style-name="P899">00</text:p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>6</text:p>
          </table:table-cell>
        </table:table-row>
        <table:table-row table:style-name="TableRow908">
          <table:table-cell table:style-name="TableCell909">
            <text:p text:style-name="P910">AD1</text:p>
          </table:table-cell>
          <table:covered-table-cell>
            <text:p text:style-name="P911"/>
          </table:covered-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>0</text:p>
          </table:table-cell>
          <table:table-cell table:style-name="TableCell918">
            <text:p text:style-name="P919"/>
          </table:table-cell>
        </table:table-row>
        <table:table-row table:style-name="TableRow920">
          <table:table-cell table:style-name="TableCell921">
            <text:p text:style-name="P922">AF1</text:p>
          </table:table-cell>
          <table:table-cell table:style-name="TableCell923" table:number-rows-spanned="2">
            <text:p text:style-name="P924">01</text:p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>A</text:p>
          </table:table-cell>
          <table:table-cell table:style-name="TableCell931">
            <text:p text:style-name="P932"/>
          </table:table-cell>
        </table:table-row>
        <table:table-row table:style-name="TableRow933">
          <table:table-cell table:style-name="TableCell934">
            <text:p text:style-name="P935"/>
          </table:table-cell>
          <table:covered-table-cell>
            <text:p text:style-name="P936"/>
          </table:covered-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</table:table-row>
        <table:table-row table:style-name="TableRow945">
          <table:table-cell table:style-name="TableCell946">
            <text:p text:style-name="P947">ED0</text:p>
          </table:table-cell>
          <table:table-cell table:style-name="TableCell948" table:number-rows-spanned="2">
            <text:p text:style-name="P949">10</text:p>
          </table:table-cell>
          <table:table-cell table:style-name="TableCell950">
            <text:p text:style-name="P951">0</text:p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</table:table-row>
        <table:table-row table:style-name="TableRow958">
          <table:table-cell table:style-name="TableCell959">
            <text:p text:style-name="P960">CD0</text:p>
          </table:table-cell>
          <table:covered-table-cell>
            <text:p text:style-name="P961"/>
          </table:covered-table-cell>
          <table:table-cell table:style-name="TableCell962">
            <text:p text:style-name="P963">0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/>
          </table:table-cell>
          <table:table-cell table:style-name="TableCell973" table:number-rows-spanned="2">
            <text:p text:style-name="P974">11</text:p>
          </table:table-cell>
          <table:table-cell table:style-name="TableCell975">
            <text:p text:style-name="P976"/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</table:table-row>
        <table:table-row table:style-name="TableRow983">
          <table:table-cell table:style-name="TableCell984">
            <text:p text:style-name="P985"/>
          </table:table-cell>
          <table:covered-table-cell>
            <text:p text:style-name="P986"/>
          </table:covered-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</table:table-row>
      </table:table>
      <text:p text:style-name="P995"/>
      <text:p text:style-name="P996"/>
      <table:table table:style-name="Table997">
        <table:table-columns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  <table:table-column table:style-name="TableColumn1003"/>
        </table:table-columns>
        <table:table-row table:style-name="TableRow1004">
          <table:table-cell table:style-name="TableCell1005">
            <text:p text:style-name="P1006">Tag (2)</text:p>
          </table:table-cell>
          <table:table-cell table:style-name="TableCell1007" table:number-rows-spanned="2">
            <text:p text:style-name="P1008">LineID</text:p>
          </table:table-cell>
          <table:table-cell table:style-name="TableCell1009" table:number-columns-spanned="4">
            <text:p text:style-name="P1010">BlockID</text:p>
          </table:table-cell>
          <table:covered-table-cell/>
          <table:covered-table-cell/>
          <table:covered-table-cell/>
        </table:table-row>
        <table:table-row table:style-name="TableRow1011">
          <table:table-cell table:style-name="TableCell1012">
            <text:p text:style-name="P1013"/>
          </table:table-cell>
          <table:covered-table-cell>
            <text:p text:style-name="P1014"/>
          </table:covered-table-cell>
          <table:table-cell table:style-name="TableCell1015">
            <text:p text:style-name="P1016">11</text:p>
          </table:table-cell>
          <table:table-cell table:style-name="TableCell1017">
            <text:p text:style-name="P1018">10</text:p>
          </table:table-cell>
          <table:table-cell table:style-name="TableCell1019">
            <text:p text:style-name="P1020">01</text:p>
          </table:table-cell>
          <table:table-cell table:style-name="TableCell1021">
            <text:p text:style-name="P1022">00</text:p>
          </table:table-cell>
        </table:table-row>
        <table:table-row table:style-name="TableRow1023">
          <table:table-cell table:style-name="TableCell1024">
            <text:p text:style-name="P1025">CF1</text:p>
          </table:table-cell>
          <table:table-cell table:style-name="TableCell1026" table:number-rows-spanned="4">
            <text:p text:style-name="P1027">00</text:p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  <table:table-cell table:style-name="TableCell1034">
            <text:p text:style-name="P1035">6</text:p>
          </table:table-cell>
        </table:table-row>
        <table:table-row table:style-name="TableRow1036">
          <table:table-cell table:style-name="TableCell1037">
            <text:p text:style-name="P1038">AD1</text:p>
          </table:table-cell>
          <table:covered-table-cell>
            <text:p text:style-name="P1039"/>
          </table:covered-table-cell>
          <table:table-cell table:style-name="TableCell1040">
            <text:p text:style-name="P1041"/>
          </table:table-cell>
          <table:table-cell table:style-name="TableCell1042">
            <text:p text:style-name="P1043"/>
          </table:table-cell>
          <table:table-cell table:style-name="TableCell1044">
            <text:p text:style-name="P1045">B</text:p>
          </table:table-cell>
          <table:table-cell table:style-name="TableCell1046">
            <text:p text:style-name="P1047"/>
          </table:table-cell>
        </table:table-row>
        <table:table-row table:style-name="TableRow1048">
          <table:table-cell table:style-name="TableCell1049">
            <text:p text:style-name="P1050"/>
          </table:table-cell>
          <table:covered-table-cell>
            <text:p text:style-name="P1051"/>
          </table:covered-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</table:table-row>
        <table:table-row table:style-name="TableRow1060">
          <table:table-cell table:style-name="TableCell1061">
            <text:p text:style-name="P1062"/>
          </table:table-cell>
          <table:covered-table-cell>
            <text:p text:style-name="P1063"/>
          </table:covered-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</table:table-row>
        <table:table-row table:style-name="TableRow1072">
          <table:table-cell table:style-name="TableCell1073">
            <text:p text:style-name="P1074">AF1</text:p>
          </table:table-cell>
          <table:table-cell table:style-name="TableCell1075" table:number-rows-spanned="4">
            <text:p text:style-name="P1076">01</text:p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>A</text:p>
          </table:table-cell>
          <table:table-cell table:style-name="TableCell1083">
            <text:p text:style-name="P1084"/>
          </table:table-cell>
        </table:table-row>
        <table:table-row table:style-name="TableRow1085">
          <table:table-cell table:style-name="TableCell1086">
            <text:p text:style-name="P1087"/>
          </table:table-cell>
          <table:covered-table-cell>
            <text:p text:style-name="P1088"/>
          </table:covered-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</table:table-row>
        <table:table-row table:style-name="TableRow1097">
          <table:table-cell table:style-name="TableCell1098">
            <text:p text:style-name="P1099"/>
          </table:table-cell>
          <table:covered-table-cell>
            <text:p text:style-name="P1100"/>
          </table:covered-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</table:table-row>
        <table:table-row table:style-name="TableRow1109">
          <table:table-cell table:style-name="TableCell1110">
            <text:p text:style-name="P1111"/>
          </table:table-cell>
          <table:covered-table-cell>
            <text:p text:style-name="P1112"/>
          </table:covered-table-cell>
          <table:table-cell table:style-name="TableCell1113">
            <text:p text:style-name="P1114"/>
          </table:table-cell>
          <table:table-cell table:style-name="TableCell1115">
            <text:p text:style-name="P1116"/>
          </table:table-cell>
          <table:table-cell table:style-name="TableCell1117">
            <text:p text:style-name="P1118"/>
          </table:table-cell>
          <table:table-cell table:style-name="TableCell1119">
            <text:p text:style-name="P1120"/>
          </table:table-cell>
        </table:table-row>
        <table:table-row table:style-name="TableRow1121">
          <table:table-cell table:style-name="TableCell1122">
            <text:p text:style-name="P1123">BC1</text:p>
          </table:table-cell>
          <table:table-cell table:style-name="TableCell1124" table:number-rows-spanned="4">
            <text:p text:style-name="P1125">10</text:p>
          </table:table-cell>
          <table:table-cell table:style-name="TableCell1126">
            <text:p text:style-name="P1127"/>
          </table:table-cell>
          <table:table-cell table:style-name="TableCell1128">
            <text:p text:style-name="P1129">5</text:p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</table:table-row>
        <table:table-row table:style-name="TableRow1134">
          <table:table-cell table:style-name="TableCell1135">
            <text:p text:style-name="P1136">ED0</text:p>
          </table:table-cell>
          <table:covered-table-cell>
            <text:p text:style-name="P1137"/>
          </table:covered-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>0</text:p>
          </table:table-cell>
        </table:table-row>
        <table:table-row table:style-name="TableRow1146">
          <table:table-cell table:style-name="TableCell1147">
            <text:p text:style-name="P1148">CD0</text:p>
          </table:table-cell>
          <table:covered-table-cell>
            <text:p text:style-name="P1149"/>
          </table:covered-table-cell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>1A</text:p>
          </table:table-cell>
        </table:table-row>
        <table:table-row table:style-name="TableRow1158">
          <table:table-cell table:style-name="TableCell1159">
            <text:p text:style-name="P1160">DF1</text:p>
          </table:table-cell>
          <table:covered-table-cell>
            <text:p text:style-name="P1161"/>
          </table:covered-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>F</text:p>
          </table:table-cell>
        </table:table-row>
        <table:table-row table:style-name="TableRow1170">
          <table:table-cell table:style-name="TableCell1171">
            <text:p text:style-name="P1172"/>
          </table:table-cell>
          <table:table-cell table:style-name="TableCell1173" table:number-rows-spanned="4">
            <text:p text:style-name="P1174">11</text:p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</table:table-row>
        <table:table-row table:style-name="TableRow1183">
          <table:table-cell table:style-name="TableCell1184">
            <text:p text:style-name="P1185"/>
          </table:table-cell>
          <table:covered-table-cell>
            <text:p text:style-name="P1186"/>
          </table:covered-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</table:table-row>
        <table:table-row table:style-name="TableRow1195">
          <table:table-cell table:style-name="TableCell1196">
            <text:p text:style-name="P1197"/>
          </table:table-cell>
          <table:covered-table-cell>
            <text:p text:style-name="P1198"/>
          </table:covered-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</table:table-row>
        <table:table-row table:style-name="TableRow1207">
          <table:table-cell table:style-name="TableCell1208">
            <text:p text:style-name="P1209"/>
          </table:table-cell>
          <table:covered-table-cell>
            <text:p text:style-name="P1210"/>
          </table:covered-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</table:table-row>
      </table:table>
      <text:p text:style-name="P1219"/>
      <text:p text:style-name="P1220">Schleife Begin</text:p>
      <text:p text:style-name="P1221">Var4 := Var2 + Var1; <text:s/>Was fällt auf?<text:s/></text:p>
      <text:p text:style-name="P1222">Var5 := Var3 +<text:s/>Var2; Was fallt auf?</text:p>
      <text:p text:style-name="P1223">Var6 := Var6 + Var5 + Var4; Was fällt auf?</text:p>
      <text:p text:style-name="P1224">Schleife Ende (Frage was für ein Problem wird hier sichtbar?)</text:p>
      <text:p text:style-name="P1225"/>
      <text:p text:style-name="P1226"/>
      <text:p text:style-name="P1227"/>
      <text:p text:style-name="P1228"/>
      <text:p text:style-name="P1229"><text:span text:style-name="T1230">Wir hatten in Kapitel 3 von RISC I:</text:span><text:span text:style-name="T1231"><text:line-break/></text:span><text:a xlink:href="https://www2.eecs.berkeley.edu/Pubs/TechRpts/1982/CSD-82-106.pdf" office:target-frame-name="_top" xlink:show="replace"><text:span text:style-name="Hyperlink">CSD-82-1</text:span><text:span text:style-name="Hyperlink">06.pdf (berkeley.edu)</text:span></text:a><text:line-break/>gesehen, das hier mit einer Hierarchie von Registern gearbeitet wurde.<text:s/><text:line-break/>Auf Seite 11 im Block zum Ende von Kapitel 5 wurde das Thema Cache eingeführt.<text:line-break/>Können Sie sich vorstellen, warum sich Register<text:s/>mit Generell Use durchgesetzt haben?</text:p>
      <text:p text:style-name="P1232"/>
      <text:p text:style-name="P1233"/>
      <text:p text:style-name="P1234"/>
      <text:p text:style-name="P1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MTI10" svg:font-family="CMTI10" style:font-family-generic="system"/>
    <style:font-face style:name="CMR10" svg:font-family="CMR10" style:font-family-generic="system"/>
    <style:font-face style:name="CMMI10" svg:font-family="CMMI10" style:font-family-generic="system"/>
    <style:font-face style:name="CMR8" svg:font-family="CMR8" style:font-family-generic="system"/>
    <style:font-face style:name="CMSY10" svg:font-family="CMSY10" style:font-family-generic="system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Arial"/>
    </style:style>
    <style:style style:name="WW_CharLFO1LVL5" style:family="text">
      <style:text-properties style:font-name="Arial"/>
    </style:style>
    <style:style style:name="WW_CharLFO1LVL6" style:family="text">
      <style:text-properties style:font-name="Arial"/>
    </style:style>
    <style:style style:name="WW_CharLFO1LVL7" style:family="text">
      <style:text-properties style:font-name="Arial"/>
    </style:style>
    <style:style style:name="WW_CharLFO1LVL8" style:family="text">
      <style:text-properties style:font-name="Arial"/>
    </style:style>
    <style:style style:name="WW_CharLFO1LVL9" style:family="text">
      <style:text-properties style:font-name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Aria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rnd Dietrich</meta:initial-creator>
    <dc:creator>Val Richter</dc:creator>
    <meta:creation-date>2023-05-21T12:33:00Z</meta:creation-date>
    <dc:date>2023-06-20T18:46:00Z</dc:date>
    <meta:template xlink:href="Normal" xlink:type="simple"/>
    <meta:editing-cycles>11</meta:editing-cycles>
    <meta:editing-duration>PT0S</meta:editing-duration>
    <meta:document-statistic meta:page-count="1" meta:paragraph-count="9" meta:word-count="686" meta:character-count="5000" meta:row-count="36" meta:non-whitespace-character-count="4323"/>
  </office:meta>
</office:document-meta>
</file>